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abecera_5f_de_5f_grupo" style:display-name="Cabecera_de_grupo" style:family="table" style:master-page-name="Standard">
      <style:table-properties style:width="25.7cm" style:page-number="auto" table:align="margins" fo:background-color="transparent">
        <style:background-image/>
      </style:table-properties>
    </style:style>
    <style:style style:name="Cabecera_5f_de_5f_grupo.A" style:display-name="Cabecera_de_grupo.A" style:family="table-column">
      <style:table-column-properties style:column-width="0.499cm" style:rel-column-width="1273*"/>
    </style:style>
    <style:style style:name="Cabecera_5f_de_5f_grupo.B" style:display-name="Cabecera_de_grupo.B" style:family="table-column">
      <style:table-column-properties style:column-width="1.588cm" style:rel-column-width="4048*"/>
    </style:style>
    <style:style style:name="Cabecera_5f_de_5f_grupo.C" style:display-name="Cabecera_de_grupo.C" style:family="table-column">
      <style:table-column-properties style:column-width="2.612cm" style:rel-column-width="6661*"/>
    </style:style>
    <style:style style:name="Cabecera_5f_de_5f_grupo.D" style:display-name="Cabecera_de_grupo.D" style:family="table-column">
      <style:table-column-properties style:column-width="4.2cm" style:rel-column-width="10710*"/>
    </style:style>
    <style:style style:name="Cabecera_5f_de_5f_grupo.H" style:display-name="Cabecera_de_grupo.H" style:family="table-column">
      <style:table-column-properties style:column-width="3.701cm" style:rel-column-width="9437*"/>
    </style:style>
    <style:style style:name="Cabecera_5f_de_5f_grupo.I" style:display-name="Cabecera_de_grupo.I" style:family="table-column">
      <style:table-column-properties style:column-width="0.501cm" style:rel-column-width="1276*"/>
    </style:style>
    <style:style style:name="Cabecera_5f_de_5f_grupo.1" style:display-name="Cabecera_de_grupo.1" style:family="table-row">
      <style:table-row-properties style:row-height="0.499cm"/>
    </style:style>
    <style:style style:name="Cabecera_5f_de_5f_grupo.A1" style:display-name="Cabecera_de_grupo.A1" style:family="table-cell">
      <style:table-cell-properties style:vertical-align="top" fo:background-color="transparent">
        <style:background-image/>
      </style:table-cell-properties>
    </style:style>
    <style:style style:name="Cabecera_5f_de_5f_grupo.C1" style:display-name="Cabecera_de_grupo.C1" style:family="table-cell">
      <style:table-cell-properties style:vertical-align="top" fo:background-color="transparent">
        <style:background-image/>
      </style:table-cell-properties>
    </style:style>
    <style:style style:name="Cabecera_5f_de_5f_grupo.2" style:display-name="Cabecera_de_grupo.2" style:family="table-row">
      <style:table-row-properties style:row-height="0.25cm"/>
    </style:style>
    <style:style style:name="Cabecera_5f_de_5f_grupo.A2" style:display-name="Cabecera_de_grupo.A2" style:family="table-cell">
      <style:table-cell-properties style:vertical-align="top" fo:padding="0cm" fo:border-left="none" fo:border-right="none" fo:border-top="0.05pt solid #000000" fo:border-bottom="none"/>
    </style:style>
    <style:style style:name="Detail" style:family="table">
      <style:table-properties style:width="25.7cm" table:align="margins" fo:background-color="transparent">
        <style:background-image/>
      </style:table-properties>
    </style:style>
    <style:style style:name="Detail.A" style:family="table-column">
      <style:table-column-properties style:column-width="0.499cm" style:rel-column-width="1273*"/>
    </style:style>
    <style:style style:name="Detail.B" style:family="table-column">
      <style:table-column-properties style:column-width="4.2cm" style:rel-column-width="10710*"/>
    </style:style>
    <style:style style:name="Detail.G" style:family="table-column">
      <style:table-column-properties style:column-width="4.202cm" style:rel-column-width="10712*"/>
    </style:style>
    <style:style style:name="Detail.1" style:family="table-row">
      <style:table-row-properties style:row-height="0.499cm"/>
    </style:style>
    <style:style style:name="Detail.B1" style:family="table-cell">
      <style:table-cell-properties style:vertical-align="top" fo:background-color="transparent">
        <style:background-image/>
      </style:table-cell-properties>
    </style:style>
    <style:style style:name="Detail.D1" style:family="table-cell" style:data-style-name="N10037">
      <style:table-cell-properties style:vertical-align="top" fo:background-color="transparent">
        <style:background-image/>
      </style:table-cell-properties>
    </style:style>
    <style:style style:name="Detail.F1" style:family="table-cell" style:data-style-name="N10099">
      <style:table-cell-properties style:vertical-align="top" fo:background-color="transparent">
        <style:background-image/>
      </style:table-cell-properties>
    </style:style>
    <style:style style:name="Detail.G1" style:family="table-cell" style:data-style-name="N10000">
      <style:table-cell-properties style:vertical-align="top" fo:background-color="transparent">
        <style:background-image/>
      </style:table-cell-properties>
    </style:style>
    <style:style style:name="Cabecera_5f_de_5f_grupo0" style:display-name="Cabecera_de_grupo0" style:family="table">
      <style:table-properties style:width="25.7cm" table:align="margins" fo:background-color="transparent">
        <style:background-image/>
      </style:table-properties>
    </style:style>
    <style:style style:name="Cabecera_5f_de_5f_grupo0.A" style:display-name="Cabecera_de_grupo0.A" style:family="table-column">
      <style:table-column-properties style:column-width="0.499cm" style:rel-column-width="1273*"/>
    </style:style>
    <style:style style:name="Cabecera_5f_de_5f_grupo0.B" style:display-name="Cabecera_de_grupo0.B" style:family="table-column">
      <style:table-column-properties style:column-width="1.588cm" style:rel-column-width="4048*"/>
    </style:style>
    <style:style style:name="Cabecera_5f_de_5f_grupo0.C" style:display-name="Cabecera_de_grupo0.C" style:family="table-column">
      <style:table-column-properties style:column-width="2.612cm" style:rel-column-width="6661*"/>
    </style:style>
    <style:style style:name="Cabecera_5f_de_5f_grupo0.D" style:display-name="Cabecera_de_grupo0.D" style:family="table-column">
      <style:table-column-properties style:column-width="4.2cm" style:rel-column-width="10710*"/>
    </style:style>
    <style:style style:name="Cabecera_5f_de_5f_grupo0.H" style:display-name="Cabecera_de_grupo0.H" style:family="table-column">
      <style:table-column-properties style:column-width="3.701cm" style:rel-column-width="9437*"/>
    </style:style>
    <style:style style:name="Cabecera_5f_de_5f_grupo0.I" style:display-name="Cabecera_de_grupo0.I" style:family="table-column">
      <style:table-column-properties style:column-width="0.501cm" style:rel-column-width="1276*"/>
    </style:style>
    <style:style style:name="Cabecera_5f_de_5f_grupo0.1" style:display-name="Cabecera_de_grupo0.1" style:family="table-row">
      <style:table-row-properties style:row-height="0.499cm"/>
    </style:style>
    <style:style style:name="Cabecera_5f_de_5f_grupo0.A1" style:display-name="Cabecera_de_grupo0.A1" style:family="table-cell">
      <style:table-cell-properties style:vertical-align="top" fo:background-color="transparent">
        <style:background-image/>
      </style:table-cell-properties>
    </style:style>
    <style:style style:name="Cabecera_5f_de_5f_grupo0.C1" style:display-name="Cabecera_de_grupo0.C1" style:family="table-cell">
      <style:table-cell-properties style:vertical-align="top" fo:background-color="transparent">
        <style:background-image/>
      </style:table-cell-properties>
    </style:style>
    <style:style style:name="Cabecera_5f_de_5f_grupo0.2" style:display-name="Cabecera_de_grupo0.2" style:family="table-row">
      <style:table-row-properties style:row-height="0.25cm"/>
    </style:style>
    <style:style style:name="Cabecera_5f_de_5f_grupo0.A2" style:display-name="Cabecera_de_grupo0.A2" style:family="table-cell">
      <style:table-cell-properties style:vertical-align="top" fo:padding="0cm" fo:border-left="none" fo:border-right="none" fo:border-top="0.05pt solid #000000" fo:border-bottom="none"/>
    </style:style>
    <style:style style:name="Detail0" style:family="table">
      <style:table-properties style:width="25.7cm" table:align="margins" fo:background-color="transparent">
        <style:background-image/>
      </style:table-properties>
    </style:style>
    <style:style style:name="Detail0.A" style:family="table-column">
      <style:table-column-properties style:column-width="0.499cm" style:rel-column-width="1273*"/>
    </style:style>
    <style:style style:name="Detail0.B" style:family="table-column">
      <style:table-column-properties style:column-width="4.2cm" style:rel-column-width="10710*"/>
    </style:style>
    <style:style style:name="Detail0.G" style:family="table-column">
      <style:table-column-properties style:column-width="4.202cm" style:rel-column-width="10712*"/>
    </style:style>
    <style:style style:name="Detail0.1" style:family="table-row">
      <style:table-row-properties style:row-height="0.499cm"/>
    </style:style>
    <style:style style:name="Detail0.B1" style:family="table-cell">
      <style:table-cell-properties style:vertical-align="top" fo:background-color="transparent">
        <style:background-image/>
      </style:table-cell-properties>
    </style:style>
    <style:style style:name="Detail0.D1" style:family="table-cell" style:data-style-name="N10037">
      <style:table-cell-properties style:vertical-align="top" fo:background-color="transparent">
        <style:background-image/>
      </style:table-cell-properties>
    </style:style>
    <style:style style:name="Detail0.F1" style:family="table-cell" style:data-style-name="N10099">
      <style:table-cell-properties style:vertical-align="top" fo:background-color="transparent">
        <style:background-image/>
      </style:table-cell-properties>
    </style:style>
    <style:style style:name="Detail0.G1" style:family="table-cell" style:data-style-name="N10000">
      <style:table-cell-properties style:vertical-align="top" fo:background-color="transparent">
        <style:background-image/>
      </style:table-cell-properties>
    </style:style>
    <style:style style:name="Cabecera_5f_de_5f_grupo1" style:display-name="Cabecera_de_grupo1" style:family="table">
      <style:table-properties style:width="25.7cm" table:align="margins" fo:background-color="transparent">
        <style:background-image/>
      </style:table-properties>
    </style:style>
    <style:style style:name="Cabecera_5f_de_5f_grupo1.A" style:display-name="Cabecera_de_grupo1.A" style:family="table-column">
      <style:table-column-properties style:column-width="0.499cm" style:rel-column-width="1273*"/>
    </style:style>
    <style:style style:name="Cabecera_5f_de_5f_grupo1.B" style:display-name="Cabecera_de_grupo1.B" style:family="table-column">
      <style:table-column-properties style:column-width="1.588cm" style:rel-column-width="4048*"/>
    </style:style>
    <style:style style:name="Cabecera_5f_de_5f_grupo1.C" style:display-name="Cabecera_de_grupo1.C" style:family="table-column">
      <style:table-column-properties style:column-width="2.612cm" style:rel-column-width="6661*"/>
    </style:style>
    <style:style style:name="Cabecera_5f_de_5f_grupo1.D" style:display-name="Cabecera_de_grupo1.D" style:family="table-column">
      <style:table-column-properties style:column-width="4.2cm" style:rel-column-width="10710*"/>
    </style:style>
    <style:style style:name="Cabecera_5f_de_5f_grupo1.H" style:display-name="Cabecera_de_grupo1.H" style:family="table-column">
      <style:table-column-properties style:column-width="3.701cm" style:rel-column-width="9437*"/>
    </style:style>
    <style:style style:name="Cabecera_5f_de_5f_grupo1.I" style:display-name="Cabecera_de_grupo1.I" style:family="table-column">
      <style:table-column-properties style:column-width="0.501cm" style:rel-column-width="1276*"/>
    </style:style>
    <style:style style:name="Cabecera_5f_de_5f_grupo1.1" style:display-name="Cabecera_de_grupo1.1" style:family="table-row">
      <style:table-row-properties style:row-height="0.499cm"/>
    </style:style>
    <style:style style:name="Cabecera_5f_de_5f_grupo1.A1" style:display-name="Cabecera_de_grupo1.A1" style:family="table-cell">
      <style:table-cell-properties style:vertical-align="top" fo:background-color="transparent">
        <style:background-image/>
      </style:table-cell-properties>
    </style:style>
    <style:style style:name="Cabecera_5f_de_5f_grupo1.C1" style:display-name="Cabecera_de_grupo1.C1" style:family="table-cell">
      <style:table-cell-properties style:vertical-align="top" fo:background-color="transparent">
        <style:background-image/>
      </style:table-cell-properties>
    </style:style>
    <style:style style:name="Cabecera_5f_de_5f_grupo1.2" style:display-name="Cabecera_de_grupo1.2" style:family="table-row">
      <style:table-row-properties style:row-height="0.25cm"/>
    </style:style>
    <style:style style:name="Cabecera_5f_de_5f_grupo1.A2" style:display-name="Cabecera_de_grupo1.A2" style:family="table-cell">
      <style:table-cell-properties style:vertical-align="top" fo:padding="0cm" fo:border-left="none" fo:border-right="none" fo:border-top="0.05pt solid #000000" fo:border-bottom="none"/>
    </style:style>
    <style:style style:name="Detail1" style:family="table">
      <style:table-properties style:width="25.7cm" table:align="margins" fo:background-color="transparent">
        <style:background-image/>
      </style:table-properties>
    </style:style>
    <style:style style:name="Detail1.A" style:family="table-column">
      <style:table-column-properties style:column-width="0.499cm" style:rel-column-width="1273*"/>
    </style:style>
    <style:style style:name="Detail1.B" style:family="table-column">
      <style:table-column-properties style:column-width="4.2cm" style:rel-column-width="10710*"/>
    </style:style>
    <style:style style:name="Detail1.G" style:family="table-column">
      <style:table-column-properties style:column-width="4.202cm" style:rel-column-width="10712*"/>
    </style:style>
    <style:style style:name="Detail1.1" style:family="table-row">
      <style:table-row-properties style:row-height="0.499cm"/>
    </style:style>
    <style:style style:name="Detail1.B1" style:family="table-cell">
      <style:table-cell-properties style:vertical-align="top" fo:background-color="transparent">
        <style:background-image/>
      </style:table-cell-properties>
    </style:style>
    <style:style style:name="Detail1.D1" style:family="table-cell" style:data-style-name="N10037">
      <style:table-cell-properties style:vertical-align="top" fo:background-color="transparent">
        <style:background-image/>
      </style:table-cell-properties>
    </style:style>
    <style:style style:name="Detail1.F1" style:family="table-cell" style:data-style-name="N10099">
      <style:table-cell-properties style:vertical-align="top" fo:background-color="transparent">
        <style:background-image/>
      </style:table-cell-properties>
    </style:style>
    <style:style style:name="Detail1.G1" style:family="table-cell" style:data-style-name="N10000">
      <style:table-cell-properties style:vertical-align="top" fo:background-color="transparent">
        <style:background-image/>
      </style:table-cell-properties>
    </style:style>
    <style:style style:name="Cabecera_5f_de_5f_grupo2" style:display-name="Cabecera_de_grupo2" style:family="table">
      <style:table-properties style:width="25.7cm" table:align="margins" fo:background-color="transparent">
        <style:background-image/>
      </style:table-properties>
    </style:style>
    <style:style style:name="Cabecera_5f_de_5f_grupo2.A" style:display-name="Cabecera_de_grupo2.A" style:family="table-column">
      <style:table-column-properties style:column-width="0.499cm" style:rel-column-width="1273*"/>
    </style:style>
    <style:style style:name="Cabecera_5f_de_5f_grupo2.B" style:display-name="Cabecera_de_grupo2.B" style:family="table-column">
      <style:table-column-properties style:column-width="1.588cm" style:rel-column-width="4048*"/>
    </style:style>
    <style:style style:name="Cabecera_5f_de_5f_grupo2.C" style:display-name="Cabecera_de_grupo2.C" style:family="table-column">
      <style:table-column-properties style:column-width="2.612cm" style:rel-column-width="6661*"/>
    </style:style>
    <style:style style:name="Cabecera_5f_de_5f_grupo2.D" style:display-name="Cabecera_de_grupo2.D" style:family="table-column">
      <style:table-column-properties style:column-width="4.2cm" style:rel-column-width="10710*"/>
    </style:style>
    <style:style style:name="Cabecera_5f_de_5f_grupo2.H" style:display-name="Cabecera_de_grupo2.H" style:family="table-column">
      <style:table-column-properties style:column-width="3.701cm" style:rel-column-width="9437*"/>
    </style:style>
    <style:style style:name="Cabecera_5f_de_5f_grupo2.I" style:display-name="Cabecera_de_grupo2.I" style:family="table-column">
      <style:table-column-properties style:column-width="0.501cm" style:rel-column-width="1276*"/>
    </style:style>
    <style:style style:name="Cabecera_5f_de_5f_grupo2.1" style:display-name="Cabecera_de_grupo2.1" style:family="table-row">
      <style:table-row-properties style:row-height="0.499cm"/>
    </style:style>
    <style:style style:name="Cabecera_5f_de_5f_grupo2.A1" style:display-name="Cabecera_de_grupo2.A1" style:family="table-cell">
      <style:table-cell-properties style:vertical-align="top" fo:background-color="transparent">
        <style:background-image/>
      </style:table-cell-properties>
    </style:style>
    <style:style style:name="Cabecera_5f_de_5f_grupo2.C1" style:display-name="Cabecera_de_grupo2.C1" style:family="table-cell">
      <style:table-cell-properties style:vertical-align="top" fo:background-color="transparent">
        <style:background-image/>
      </style:table-cell-properties>
    </style:style>
    <style:style style:name="Cabecera_5f_de_5f_grupo2.2" style:display-name="Cabecera_de_grupo2.2" style:family="table-row">
      <style:table-row-properties style:row-height="0.25cm"/>
    </style:style>
    <style:style style:name="Cabecera_5f_de_5f_grupo2.A2" style:display-name="Cabecera_de_grupo2.A2" style:family="table-cell">
      <style:table-cell-properties style:vertical-align="top" fo:padding="0cm" fo:border-left="none" fo:border-right="none" fo:border-top="0.05pt solid #000000" fo:border-bottom="none"/>
    </style:style>
    <style:style style:name="Detail2" style:family="table">
      <style:table-properties style:width="25.7cm" table:align="margins" fo:background-color="transparent">
        <style:background-image/>
      </style:table-properties>
    </style:style>
    <style:style style:name="Detail2.A" style:family="table-column">
      <style:table-column-properties style:column-width="0.499cm" style:rel-column-width="1273*"/>
    </style:style>
    <style:style style:name="Detail2.B" style:family="table-column">
      <style:table-column-properties style:column-width="4.2cm" style:rel-column-width="10710*"/>
    </style:style>
    <style:style style:name="Detail2.G" style:family="table-column">
      <style:table-column-properties style:column-width="4.202cm" style:rel-column-width="10712*"/>
    </style:style>
    <style:style style:name="Detail2.1" style:family="table-row">
      <style:table-row-properties style:row-height="0.499cm"/>
    </style:style>
    <style:style style:name="Detail2.B1" style:family="table-cell">
      <style:table-cell-properties style:vertical-align="top" fo:background-color="transparent">
        <style:background-image/>
      </style:table-cell-properties>
    </style:style>
    <style:style style:name="Detail2.D1" style:family="table-cell" style:data-style-name="N10037">
      <style:table-cell-properties style:vertical-align="top" fo:background-color="transparent">
        <style:background-image/>
      </style:table-cell-properties>
    </style:style>
    <style:style style:name="Detail2.F1" style:family="table-cell" style:data-style-name="N10099">
      <style:table-cell-properties style:vertical-align="top" fo:background-color="transparent">
        <style:background-image/>
      </style:table-cell-properties>
    </style:style>
    <style:style style:name="Detail2.G1" style:family="table-cell" style:data-style-name="N10000">
      <style:table-cell-properties style:vertical-align="top" fo:background-color="transparent">
        <style:background-image/>
      </style:table-cell-properties>
    </style:style>
    <style:style style:name="Cabecera_5f_de_5f_grupo3" style:display-name="Cabecera_de_grupo3" style:family="table">
      <style:table-properties style:width="25.7cm" table:align="margins" fo:background-color="transparent">
        <style:background-image/>
      </style:table-properties>
    </style:style>
    <style:style style:name="Cabecera_5f_de_5f_grupo3.A" style:display-name="Cabecera_de_grupo3.A" style:family="table-column">
      <style:table-column-properties style:column-width="0.499cm" style:rel-column-width="1273*"/>
    </style:style>
    <style:style style:name="Cabecera_5f_de_5f_grupo3.B" style:display-name="Cabecera_de_grupo3.B" style:family="table-column">
      <style:table-column-properties style:column-width="1.588cm" style:rel-column-width="4048*"/>
    </style:style>
    <style:style style:name="Cabecera_5f_de_5f_grupo3.C" style:display-name="Cabecera_de_grupo3.C" style:family="table-column">
      <style:table-column-properties style:column-width="2.612cm" style:rel-column-width="6661*"/>
    </style:style>
    <style:style style:name="Cabecera_5f_de_5f_grupo3.D" style:display-name="Cabecera_de_grupo3.D" style:family="table-column">
      <style:table-column-properties style:column-width="4.2cm" style:rel-column-width="10710*"/>
    </style:style>
    <style:style style:name="Cabecera_5f_de_5f_grupo3.H" style:display-name="Cabecera_de_grupo3.H" style:family="table-column">
      <style:table-column-properties style:column-width="3.701cm" style:rel-column-width="9437*"/>
    </style:style>
    <style:style style:name="Cabecera_5f_de_5f_grupo3.I" style:display-name="Cabecera_de_grupo3.I" style:family="table-column">
      <style:table-column-properties style:column-width="0.501cm" style:rel-column-width="1276*"/>
    </style:style>
    <style:style style:name="Cabecera_5f_de_5f_grupo3.1" style:display-name="Cabecera_de_grupo3.1" style:family="table-row">
      <style:table-row-properties style:row-height="0.499cm"/>
    </style:style>
    <style:style style:name="Cabecera_5f_de_5f_grupo3.A1" style:display-name="Cabecera_de_grupo3.A1" style:family="table-cell">
      <style:table-cell-properties style:vertical-align="top" fo:background-color="transparent">
        <style:background-image/>
      </style:table-cell-properties>
    </style:style>
    <style:style style:name="Cabecera_5f_de_5f_grupo3.C1" style:display-name="Cabecera_de_grupo3.C1" style:family="table-cell">
      <style:table-cell-properties style:vertical-align="top" fo:background-color="transparent">
        <style:background-image/>
      </style:table-cell-properties>
    </style:style>
    <style:style style:name="Cabecera_5f_de_5f_grupo3.2" style:display-name="Cabecera_de_grupo3.2" style:family="table-row">
      <style:table-row-properties style:row-height="0.25cm"/>
    </style:style>
    <style:style style:name="Cabecera_5f_de_5f_grupo3.A2" style:display-name="Cabecera_de_grupo3.A2" style:family="table-cell">
      <style:table-cell-properties style:vertical-align="top" fo:padding="0cm" fo:border-left="none" fo:border-right="none" fo:border-top="0.05pt solid #000000" fo:border-bottom="none"/>
    </style:style>
    <style:style style:name="Detail3" style:family="table">
      <style:table-properties style:width="25.7cm" table:align="margins" fo:background-color="transparent">
        <style:background-image/>
      </style:table-properties>
    </style:style>
    <style:style style:name="Detail3.A" style:family="table-column">
      <style:table-column-properties style:column-width="0.499cm" style:rel-column-width="1273*"/>
    </style:style>
    <style:style style:name="Detail3.B" style:family="table-column">
      <style:table-column-properties style:column-width="4.2cm" style:rel-column-width="10710*"/>
    </style:style>
    <style:style style:name="Detail3.G" style:family="table-column">
      <style:table-column-properties style:column-width="4.202cm" style:rel-column-width="10712*"/>
    </style:style>
    <style:style style:name="Detail3.1" style:family="table-row">
      <style:table-row-properties style:row-height="0.499cm"/>
    </style:style>
    <style:style style:name="Detail3.B1" style:family="table-cell">
      <style:table-cell-properties style:vertical-align="top" fo:background-color="transparent">
        <style:background-image/>
      </style:table-cell-properties>
    </style:style>
    <style:style style:name="Detail3.D1" style:family="table-cell" style:data-style-name="N10037">
      <style:table-cell-properties style:vertical-align="top" fo:background-color="transparent">
        <style:background-image/>
      </style:table-cell-properties>
    </style:style>
    <style:style style:name="Detail3.F1" style:family="table-cell" style:data-style-name="N10099">
      <style:table-cell-properties style:vertical-align="top" fo:background-color="transparent">
        <style:background-image/>
      </style:table-cell-properties>
    </style:style>
    <style:style style:name="Detail3.G1" style:family="table-cell" style:data-style-name="N10000">
      <style:table-cell-properties style:vertical-align="top" fo:background-color="transparent">
        <style:background-image/>
      </style:table-cell-properties>
    </style:style>
    <style:style style:name="Cabecera_5f_de_5f_grupo4" style:display-name="Cabecera_de_grupo4" style:family="table">
      <style:table-properties style:width="25.7cm" table:align="margins" fo:background-color="transparent">
        <style:background-image/>
      </style:table-properties>
    </style:style>
    <style:style style:name="Cabecera_5f_de_5f_grupo4.A" style:display-name="Cabecera_de_grupo4.A" style:family="table-column">
      <style:table-column-properties style:column-width="0.499cm" style:rel-column-width="1273*"/>
    </style:style>
    <style:style style:name="Cabecera_5f_de_5f_grupo4.B" style:display-name="Cabecera_de_grupo4.B" style:family="table-column">
      <style:table-column-properties style:column-width="1.588cm" style:rel-column-width="4048*"/>
    </style:style>
    <style:style style:name="Cabecera_5f_de_5f_grupo4.C" style:display-name="Cabecera_de_grupo4.C" style:family="table-column">
      <style:table-column-properties style:column-width="2.612cm" style:rel-column-width="6661*"/>
    </style:style>
    <style:style style:name="Cabecera_5f_de_5f_grupo4.D" style:display-name="Cabecera_de_grupo4.D" style:family="table-column">
      <style:table-column-properties style:column-width="4.2cm" style:rel-column-width="10710*"/>
    </style:style>
    <style:style style:name="Cabecera_5f_de_5f_grupo4.H" style:display-name="Cabecera_de_grupo4.H" style:family="table-column">
      <style:table-column-properties style:column-width="3.701cm" style:rel-column-width="9437*"/>
    </style:style>
    <style:style style:name="Cabecera_5f_de_5f_grupo4.I" style:display-name="Cabecera_de_grupo4.I" style:family="table-column">
      <style:table-column-properties style:column-width="0.501cm" style:rel-column-width="1276*"/>
    </style:style>
    <style:style style:name="Cabecera_5f_de_5f_grupo4.1" style:display-name="Cabecera_de_grupo4.1" style:family="table-row">
      <style:table-row-properties style:row-height="0.499cm"/>
    </style:style>
    <style:style style:name="Cabecera_5f_de_5f_grupo4.A1" style:display-name="Cabecera_de_grupo4.A1" style:family="table-cell">
      <style:table-cell-properties style:vertical-align="top" fo:background-color="transparent">
        <style:background-image/>
      </style:table-cell-properties>
    </style:style>
    <style:style style:name="Cabecera_5f_de_5f_grupo4.C1" style:display-name="Cabecera_de_grupo4.C1" style:family="table-cell">
      <style:table-cell-properties style:vertical-align="top" fo:background-color="transparent">
        <style:background-image/>
      </style:table-cell-properties>
    </style:style>
    <style:style style:name="Cabecera_5f_de_5f_grupo4.2" style:display-name="Cabecera_de_grupo4.2" style:family="table-row">
      <style:table-row-properties style:row-height="0.25cm"/>
    </style:style>
    <style:style style:name="Cabecera_5f_de_5f_grupo4.A2" style:display-name="Cabecera_de_grupo4.A2" style:family="table-cell">
      <style:table-cell-properties style:vertical-align="top" fo:padding="0cm" fo:border-left="none" fo:border-right="none" fo:border-top="0.05pt solid #000000" fo:border-bottom="none"/>
    </style:style>
    <style:style style:name="Detail4" style:family="table">
      <style:table-properties style:width="25.7cm" table:align="margins" fo:background-color="transparent">
        <style:background-image/>
      </style:table-properties>
    </style:style>
    <style:style style:name="Detail4.A" style:family="table-column">
      <style:table-column-properties style:column-width="0.499cm" style:rel-column-width="1273*"/>
    </style:style>
    <style:style style:name="Detail4.B" style:family="table-column">
      <style:table-column-properties style:column-width="4.2cm" style:rel-column-width="10710*"/>
    </style:style>
    <style:style style:name="Detail4.G" style:family="table-column">
      <style:table-column-properties style:column-width="4.202cm" style:rel-column-width="10712*"/>
    </style:style>
    <style:style style:name="Detail4.1" style:family="table-row">
      <style:table-row-properties style:row-height="0.499cm"/>
    </style:style>
    <style:style style:name="Detail4.B1" style:family="table-cell">
      <style:table-cell-properties style:vertical-align="top" fo:background-color="transparent">
        <style:background-image/>
      </style:table-cell-properties>
    </style:style>
    <style:style style:name="Detail4.D1" style:family="table-cell" style:data-style-name="N10037">
      <style:table-cell-properties style:vertical-align="top" fo:background-color="transparent">
        <style:background-image/>
      </style:table-cell-properties>
    </style:style>
    <style:style style:name="Detail4.F1" style:family="table-cell" style:data-style-name="N10099">
      <style:table-cell-properties style:vertical-align="top" fo:background-color="transparent">
        <style:background-image/>
      </style:table-cell-properties>
    </style:style>
    <style:style style:name="Detail4.G1" style:family="table-cell" style:data-style-name="N10000">
      <style:table-cell-properties style:vertical-align="top" fo:background-color="transparent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style:text-blinking="false" style:font-name-asian="Microsoft YaHei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scale="100%" style:font-relief="none" text:display="true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style:text-blinking="false" style:font-name-asian="Microsoft YaHei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scale="100%" style:font-relief="none" text:display="true"/>
    </style:style>
    <number:number-style style:name="N10000" number:language="es" number:country="ES">
      <number:number number:min-integer-digits="1"/>
    </number:number-style>
    <number:date-style style:name="N10037" number:language="es" number:country="ES" number:automatic-order="true">
      <number:day number:style="long"/>
      <number:text>/</number:text>
      <number:month number:style="long"/>
      <number:text>/</number:text>
      <number:year/>
    </number:date-style>
    <number:boolean-style style:name="N10099" number:language="es" number:country="ES">
      <number:boolean/>
    </number:boolean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Cabecera_de_grupo" table:style-name="Cabecera_5f_de_5f_grupo">
        <table:table-column table:style-name="Cabecera_5f_de_5f_grupo.A"/>
        <table:table-column table:style-name="Cabecera_5f_de_5f_grupo.B"/>
        <table:table-column table:style-name="Cabecera_5f_de_5f_grupo.C"/>
        <table:table-column table:style-name="Cabecera_5f_de_5f_grupo.D" table:number-columns-repeated="4"/>
        <table:table-column table:style-name="Cabecera_5f_de_5f_grupo.H"/>
        <table:table-column table:style-name="Cabecera_5f_de_5f_grupo.I"/>
        <table:table-row table:style-name="Cabecera_5f_de_5f_grupo.1">
          <table:table-cell table:style-name="Cabecera_5f_de_5f_grupo.A1" table:number-columns-spanned="2" office:value-type="string">
            <text:p text:style-name="P2">nombre</text:p>
          </table:table-cell>
          <table:covered-table-cell/>
          <table:table-cell table:style-name="Cabecera_5f_de_5f_grupo.C1" table:number-columns-spanned="6" office:value-type="string">
            <text:p text:style-name="P1">Aventuras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Cabecera_5f_de_5f_grupo.2">
          <table:table-cell table:style-name="Cabecera_5f_de_5f_grupo.A2" table:number-columns-spanned="9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Cabecera_5f_de_5f_grupo.2">
          <table:table-cell table:number-columns-spanned="9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Cabecera_5f_de_5f_grupo.1">
          <table:table-cell office:value-type="string">
            <text:p text:style-name="Standard"/>
          </table:table-cell>
          <table:table-cell table:style-name="Cabecera_5f_de_5f_grupo.A1" table:number-columns-spanned="2" office:value-type="string">
            <text:p text:style-name="P2">Titulo</text:p>
          </table:table-cell>
          <table:covered-table-cell/>
          <table:table-cell table:style-name="Cabecera_5f_de_5f_grupo.A1" office:value-type="string">
            <text:p text:style-name="P2">Director</text:p>
          </table:table-cell>
          <table:table-cell table:style-name="Cabecera_5f_de_5f_grupo.A1" office:value-type="string">
            <text:p text:style-name="P2">Año</text:p>
          </table:table-cell>
          <table:table-cell table:style-name="Cabecera_5f_de_5f_grupo.A1" office:value-type="string">
            <text:p text:style-name="P2">Formato</text:p>
          </table:table-cell>
          <table:table-cell table:style-name="Cabecera_5f_de_5f_grupo.A1" office:value-type="string">
            <text:p text:style-name="P2">Vista</text:p>
          </table:table-cell>
          <table:table-cell table:style-name="Cabecera_5f_de_5f_grupo.A1" table:number-columns-spanned="2" office:value-type="string">
            <text:p text:style-name="P2">Genero</text:p>
          </table:table-cell>
          <table:covered-table-cell/>
        </table:table-row>
      </table:table>
      <table:table table:name="Detail" table:style-name="Detail">
        <table:table-column table:style-name="Detail.A"/>
        <table:table-column table:style-name="Detail.B" table:number-columns-repeated="5"/>
        <table:table-column table:style-name="Detail.G"/>
        <table:table-row table:style-name="Detail.1">
          <table:table-cell office:value-type="string">
            <text:p text:style-name="Standard"/>
          </table:table-cell>
          <table:table-cell table:style-name="Detail.B1" office:value-type="string">
            <text:p text:style-name="P1">En Busca del Arca Perdida</text:p>
          </table:table-cell>
          <table:table-cell table:style-name="Detail.B1" office:value-type="string">
            <text:p text:style-name="P1">Steven Spielberg</text:p>
          </table:table-cell>
          <table:table-cell table:style-name="Detail.D1" office:value-type="date" office:date-value="1981-01-01">
            <text:p text:style-name="P1">01/01/81</text:p>
          </table:table-cell>
          <table:table-cell table:style-name="Detail.B1" office:value-type="string">
            <text:p text:style-name="P1">DVD</text:p>
          </table:table-cell>
          <table:table-cell table:style-name="Detail.F1" office:value-type="boolean" office:boolean-value="true">
            <text:p text:style-name="P1">VERDADERO</text:p>
          </table:table-cell>
          <table:table-cell table:style-name="Detail.G1" office:value-type="float" office:value="2">
            <text:p text:style-name="P1">2</text:p>
          </table:table-cell>
        </table:table-row>
      </table:table>
      <table:table table:name="Cabecera_de_grupo0" table:style-name="Cabecera_5f_de_5f_grupo0">
        <table:table-column table:style-name="Cabecera_5f_de_5f_grupo0.A"/>
        <table:table-column table:style-name="Cabecera_5f_de_5f_grupo0.B"/>
        <table:table-column table:style-name="Cabecera_5f_de_5f_grupo0.C"/>
        <table:table-column table:style-name="Cabecera_5f_de_5f_grupo0.D" table:number-columns-repeated="4"/>
        <table:table-column table:style-name="Cabecera_5f_de_5f_grupo0.H"/>
        <table:table-column table:style-name="Cabecera_5f_de_5f_grupo0.I"/>
        <table:table-row table:style-name="Cabecera_5f_de_5f_grupo0.1">
          <table:table-cell table:style-name="Cabecera_5f_de_5f_grupo0.A1" table:number-columns-spanned="2" office:value-type="string">
            <text:p text:style-name="P2">nombre</text:p>
          </table:table-cell>
          <table:covered-table-cell/>
          <table:table-cell table:style-name="Cabecera_5f_de_5f_grupo0.C1" table:number-columns-spanned="6" office:value-type="string">
            <text:p text:style-name="P1">Ciencia-Ficción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Cabecera_5f_de_5f_grupo0.2">
          <table:table-cell table:style-name="Cabecera_5f_de_5f_grupo0.A2" table:number-columns-spanned="9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Cabecera_5f_de_5f_grupo0.2">
          <table:table-cell table:number-columns-spanned="9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Cabecera_5f_de_5f_grupo0.1">
          <table:table-cell office:value-type="string">
            <text:p text:style-name="Standard"/>
          </table:table-cell>
          <table:table-cell table:style-name="Cabecera_5f_de_5f_grupo0.A1" table:number-columns-spanned="2" office:value-type="string">
            <text:p text:style-name="P2">Titulo</text:p>
          </table:table-cell>
          <table:covered-table-cell/>
          <table:table-cell table:style-name="Cabecera_5f_de_5f_grupo0.A1" office:value-type="string">
            <text:p text:style-name="P2">Director</text:p>
          </table:table-cell>
          <table:table-cell table:style-name="Cabecera_5f_de_5f_grupo0.A1" office:value-type="string">
            <text:p text:style-name="P2">Año</text:p>
          </table:table-cell>
          <table:table-cell table:style-name="Cabecera_5f_de_5f_grupo0.A1" office:value-type="string">
            <text:p text:style-name="P2">Formato</text:p>
          </table:table-cell>
          <table:table-cell table:style-name="Cabecera_5f_de_5f_grupo0.A1" office:value-type="string">
            <text:p text:style-name="P2">Vista</text:p>
          </table:table-cell>
          <table:table-cell table:style-name="Cabecera_5f_de_5f_grupo0.A1" table:number-columns-spanned="2" office:value-type="string">
            <text:p text:style-name="P2">Genero</text:p>
          </table:table-cell>
          <table:covered-table-cell/>
        </table:table-row>
      </table:table>
      <table:table table:name="Detail0" table:style-name="Detail0">
        <table:table-column table:style-name="Detail0.A"/>
        <table:table-column table:style-name="Detail0.B" table:number-columns-repeated="5"/>
        <table:table-column table:style-name="Detail0.G"/>
        <table:table-row table:style-name="Detail0.1">
          <table:table-cell office:value-type="string">
            <text:p text:style-name="Standard"/>
          </table:table-cell>
          <table:table-cell table:style-name="Detail0.B1" office:value-type="string">
            <text:p text:style-name="P1">La Guerra de las Galaxias</text:p>
          </table:table-cell>
          <table:table-cell table:style-name="Detail0.B1" office:value-type="string">
            <text:p text:style-name="P1">George Lucas</text:p>
          </table:table-cell>
          <table:table-cell table:style-name="Detail0.D1" office:value-type="date" office:date-value="1977-01-01">
            <text:p text:style-name="P1">01/01/77</text:p>
          </table:table-cell>
          <table:table-cell table:style-name="Detail0.B1" office:value-type="string">
            <text:p text:style-name="P1">VHS</text:p>
          </table:table-cell>
          <table:table-cell table:style-name="Detail0.F1" office:value-type="boolean" office:boolean-value="true">
            <text:p text:style-name="P1">VERDADERO</text:p>
          </table:table-cell>
          <table:table-cell table:style-name="Detail0.G1" office:value-type="float" office:value="1">
            <text:p text:style-name="P1">1</text:p>
          </table:table-cell>
        </table:table-row>
        <table:table-row table:style-name="Detail0.1">
          <table:table-cell office:value-type="string">
            <text:p text:style-name="Standard"/>
          </table:table-cell>
          <table:table-cell table:style-name="Detail0.B1" office:value-type="string">
            <text:p text:style-name="P1">Blade Runner</text:p>
          </table:table-cell>
          <table:table-cell table:style-name="Detail0.B1" office:value-type="string">
            <text:p text:style-name="P1">Ridley Scott</text:p>
          </table:table-cell>
          <table:table-cell table:style-name="Detail0.D1" office:value-type="date" office:date-value="1983-01-01">
            <text:p text:style-name="P1">01/01/83</text:p>
          </table:table-cell>
          <table:table-cell table:style-name="Detail0.B1" office:value-type="string">
            <text:p text:style-name="P1">DVD</text:p>
          </table:table-cell>
          <table:table-cell table:style-name="Detail0.F1" office:value-type="boolean" office:boolean-value="true">
            <text:p text:style-name="P1">VERDADERO</text:p>
          </table:table-cell>
          <table:table-cell table:style-name="Detail0.G1" office:value-type="float" office:value="1">
            <text:p text:style-name="P1">1</text:p>
          </table:table-cell>
        </table:table-row>
      </table:table>
      <table:table table:name="Cabecera_de_grupo1" table:style-name="Cabecera_5f_de_5f_grupo1">
        <table:table-column table:style-name="Cabecera_5f_de_5f_grupo1.A"/>
        <table:table-column table:style-name="Cabecera_5f_de_5f_grupo1.B"/>
        <table:table-column table:style-name="Cabecera_5f_de_5f_grupo1.C"/>
        <table:table-column table:style-name="Cabecera_5f_de_5f_grupo1.D" table:number-columns-repeated="4"/>
        <table:table-column table:style-name="Cabecera_5f_de_5f_grupo1.H"/>
        <table:table-column table:style-name="Cabecera_5f_de_5f_grupo1.I"/>
        <table:table-row table:style-name="Cabecera_5f_de_5f_grupo1.1">
          <table:table-cell table:style-name="Cabecera_5f_de_5f_grupo1.A1" table:number-columns-spanned="2" office:value-type="string">
            <text:p text:style-name="P2">nombre</text:p>
          </table:table-cell>
          <table:covered-table-cell/>
          <table:table-cell table:style-name="Cabecera_5f_de_5f_grupo1.C1" table:number-columns-spanned="6" office:value-type="string">
            <text:p text:style-name="P1">Comedia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Cabecera_5f_de_5f_grupo1.2">
          <table:table-cell table:style-name="Cabecera_5f_de_5f_grupo1.A2" table:number-columns-spanned="9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Cabecera_5f_de_5f_grupo1.2">
          <table:table-cell table:number-columns-spanned="9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Cabecera_5f_de_5f_grupo1.1">
          <table:table-cell office:value-type="string">
            <text:p text:style-name="Standard"/>
          </table:table-cell>
          <table:table-cell table:style-name="Cabecera_5f_de_5f_grupo1.A1" table:number-columns-spanned="2" office:value-type="string">
            <text:p text:style-name="P2">Titulo</text:p>
          </table:table-cell>
          <table:covered-table-cell/>
          <table:table-cell table:style-name="Cabecera_5f_de_5f_grupo1.A1" office:value-type="string">
            <text:p text:style-name="P2">Director</text:p>
          </table:table-cell>
          <table:table-cell table:style-name="Cabecera_5f_de_5f_grupo1.A1" office:value-type="string">
            <text:p text:style-name="P2">Año</text:p>
          </table:table-cell>
          <table:table-cell table:style-name="Cabecera_5f_de_5f_grupo1.A1" office:value-type="string">
            <text:p text:style-name="P2">Formato</text:p>
          </table:table-cell>
          <table:table-cell table:style-name="Cabecera_5f_de_5f_grupo1.A1" office:value-type="string">
            <text:p text:style-name="P2">Vista</text:p>
          </table:table-cell>
          <table:table-cell table:style-name="Cabecera_5f_de_5f_grupo1.A1" table:number-columns-spanned="2" office:value-type="string">
            <text:p text:style-name="P2">Genero</text:p>
          </table:table-cell>
          <table:covered-table-cell/>
        </table:table-row>
      </table:table>
      <table:table table:name="Detail1" table:style-name="Detail1">
        <table:table-column table:style-name="Detail1.A"/>
        <table:table-column table:style-name="Detail1.B" table:number-columns-repeated="5"/>
        <table:table-column table:style-name="Detail1.G"/>
        <table:table-row table:style-name="Detail1.1">
          <table:table-cell office:value-type="string">
            <text:p text:style-name="Standard"/>
          </table:table-cell>
          <table:table-cell table:style-name="Detail1.B1" office:value-type="string">
            <text:p text:style-name="P1">Los Lunes al Sol</text:p>
          </table:table-cell>
          <table:table-cell table:style-name="Detail1.B1" office:value-type="string">
            <text:p text:style-name="P1">Fernando León</text:p>
          </table:table-cell>
          <table:table-cell table:style-name="Detail1.D1" office:value-type="date" office:date-value="2002-01-01">
            <text:p text:style-name="P1">01/01/02</text:p>
          </table:table-cell>
          <table:table-cell table:style-name="Detail1.B1" office:value-type="string">
            <text:p text:style-name="P1">DVD</text:p>
          </table:table-cell>
          <table:table-cell table:style-name="Detail1.F1" office:value-type="boolean" office:boolean-value="false">
            <text:p text:style-name="P1">FALSO</text:p>
          </table:table-cell>
          <table:table-cell table:style-name="Detail1.G1" office:value-type="float" office:value="4">
            <text:p text:style-name="P1">4</text:p>
          </table:table-cell>
        </table:table-row>
      </table:table>
      <table:table table:name="Cabecera_de_grupo2" table:style-name="Cabecera_5f_de_5f_grupo2">
        <table:table-column table:style-name="Cabecera_5f_de_5f_grupo2.A"/>
        <table:table-column table:style-name="Cabecera_5f_de_5f_grupo2.B"/>
        <table:table-column table:style-name="Cabecera_5f_de_5f_grupo2.C"/>
        <table:table-column table:style-name="Cabecera_5f_de_5f_grupo2.D" table:number-columns-repeated="4"/>
        <table:table-column table:style-name="Cabecera_5f_de_5f_grupo2.H"/>
        <table:table-column table:style-name="Cabecera_5f_de_5f_grupo2.I"/>
        <table:table-row table:style-name="Cabecera_5f_de_5f_grupo2.1">
          <table:table-cell table:style-name="Cabecera_5f_de_5f_grupo2.A1" table:number-columns-spanned="2" office:value-type="string">
            <text:p text:style-name="P2">nombre</text:p>
          </table:table-cell>
          <table:covered-table-cell/>
          <table:table-cell table:style-name="Cabecera_5f_de_5f_grupo2.C1" table:number-columns-spanned="6" office:value-type="string">
            <text:p text:style-name="P1">Drama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Cabecera_5f_de_5f_grupo2.2">
          <table:table-cell table:style-name="Cabecera_5f_de_5f_grupo2.A2" table:number-columns-spanned="9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Cabecera_5f_de_5f_grupo2.2">
          <table:table-cell table:number-columns-spanned="9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Cabecera_5f_de_5f_grupo2.1">
          <table:table-cell office:value-type="string">
            <text:p text:style-name="Standard"/>
          </table:table-cell>
          <table:table-cell table:style-name="Cabecera_5f_de_5f_grupo2.A1" table:number-columns-spanned="2" office:value-type="string">
            <text:p text:style-name="P2">Titulo</text:p>
          </table:table-cell>
          <table:covered-table-cell/>
          <table:table-cell table:style-name="Cabecera_5f_de_5f_grupo2.A1" office:value-type="string">
            <text:p text:style-name="P2">Director</text:p>
          </table:table-cell>
          <table:table-cell table:style-name="Cabecera_5f_de_5f_grupo2.A1" office:value-type="string">
            <text:p text:style-name="P2">Año</text:p>
          </table:table-cell>
          <table:table-cell table:style-name="Cabecera_5f_de_5f_grupo2.A1" office:value-type="string">
            <text:p text:style-name="P2">Formato</text:p>
          </table:table-cell>
          <table:table-cell table:style-name="Cabecera_5f_de_5f_grupo2.A1" office:value-type="string">
            <text:p text:style-name="P2">Vista</text:p>
          </table:table-cell>
          <table:table-cell table:style-name="Cabecera_5f_de_5f_grupo2.A1" table:number-columns-spanned="2" office:value-type="string">
            <text:p text:style-name="P2">Genero</text:p>
          </table:table-cell>
          <table:covered-table-cell/>
        </table:table-row>
      </table:table>
      <table:table table:name="Detail2" table:style-name="Detail2">
        <table:table-column table:style-name="Detail2.A"/>
        <table:table-column table:style-name="Detail2.B" table:number-columns-repeated="5"/>
        <table:table-column table:style-name="Detail2.G"/>
        <table:table-row table:style-name="Detail2.1">
          <table:table-cell office:value-type="string">
            <text:p text:style-name="Standard"/>
          </table:table-cell>
          <table:table-cell table:style-name="Detail2.B1" office:value-type="string">
            <text:p text:style-name="P1">Mar Adentro</text:p>
          </table:table-cell>
          <table:table-cell table:style-name="Detail2.B1" office:value-type="string">
            <text:p text:style-name="P1">Alejandro Amenabar</text:p>
          </table:table-cell>
          <table:table-cell table:style-name="Detail2.D1" office:value-type="date" office:date-value="2004-01-01">
            <text:p text:style-name="P1">01/01/04</text:p>
          </table:table-cell>
          <table:table-cell table:style-name="Detail2.B1" office:value-type="string">
            <text:p text:style-name="P1">DVD</text:p>
          </table:table-cell>
          <table:table-cell table:style-name="Detail2.F1" office:value-type="boolean" office:boolean-value="false">
            <text:p text:style-name="P1">FALSO</text:p>
          </table:table-cell>
          <table:table-cell table:style-name="Detail2.G1" office:value-type="float" office:value="8">
            <text:p text:style-name="P1">8</text:p>
          </table:table-cell>
        </table:table-row>
        <table:table-row table:style-name="Detail2.1">
          <table:table-cell office:value-type="string">
            <text:p text:style-name="Standard"/>
          </table:table-cell>
          <table:table-cell table:style-name="Detail2.B1" office:value-type="string">
            <text:p text:style-name="P1">Belleza Robada</text:p>
          </table:table-cell>
          <table:table-cell table:style-name="Detail2.B1" office:value-type="string">
            <text:p text:style-name="P1">Bernardo Bertolucci</text:p>
          </table:table-cell>
          <table:table-cell table:style-name="Detail2.D1" office:value-type="date" office:date-value="1996-01-01">
            <text:p text:style-name="P1">01/01/96</text:p>
          </table:table-cell>
          <table:table-cell table:style-name="Detail2.B1" office:value-type="string">
            <text:p text:style-name="P1">VHS</text:p>
          </table:table-cell>
          <table:table-cell table:style-name="Detail2.F1" office:value-type="boolean" office:boolean-value="true">
            <text:p text:style-name="P1">VERDADERO</text:p>
          </table:table-cell>
          <table:table-cell table:style-name="Detail2.G1" office:value-type="float" office:value="8">
            <text:p text:style-name="P1">8</text:p>
          </table:table-cell>
        </table:table-row>
        <table:table-row table:style-name="Detail2.1">
          <table:table-cell office:value-type="string">
            <text:p text:style-name="Standard"/>
          </table:table-cell>
          <table:table-cell table:style-name="Detail2.B1" office:value-type="string">
            <text:p text:style-name="P1">Million Dolar Baby</text:p>
          </table:table-cell>
          <table:table-cell table:style-name="Detail2.B1" office:value-type="string">
            <text:p text:style-name="P1">Clint Eastwood</text:p>
          </table:table-cell>
          <table:table-cell table:style-name="Detail2.D1" office:value-type="date" office:date-value="2004-01-01">
            <text:p text:style-name="P1">01/01/04</text:p>
          </table:table-cell>
          <table:table-cell table:style-name="Detail2.B1" office:value-type="string">
            <text:p text:style-name="P1">DVD</text:p>
          </table:table-cell>
          <table:table-cell table:style-name="Detail2.F1" office:value-type="boolean" office:boolean-value="false">
            <text:p text:style-name="P1">FALSO</text:p>
          </table:table-cell>
          <table:table-cell table:style-name="Detail2.G1" office:value-type="float" office:value="8">
            <text:p text:style-name="P1">8</text:p>
          </table:table-cell>
        </table:table-row>
        <table:table-row table:style-name="Detail2.1">
          <table:table-cell office:value-type="string">
            <text:p text:style-name="Standard"/>
          </table:table-cell>
          <table:table-cell table:style-name="Detail2.B1" office:value-type="string">
            <text:p text:style-name="P1">Million Dolar Baby</text:p>
          </table:table-cell>
          <table:table-cell table:style-name="Detail2.B1" office:value-type="string">
            <text:p text:style-name="P1">Clint Eastwood</text:p>
          </table:table-cell>
          <table:table-cell table:style-name="Detail2.D1" office:value-type="date" office:date-value="2004-01-01">
            <text:p text:style-name="P1">01/01/04</text:p>
          </table:table-cell>
          <table:table-cell table:style-name="Detail2.B1" office:value-type="string">
            <text:p text:style-name="P1">DVD</text:p>
          </table:table-cell>
          <table:table-cell table:style-name="Detail2.F1" office:value-type="boolean" office:boolean-value="false">
            <text:p text:style-name="P1">FALSO</text:p>
          </table:table-cell>
          <table:table-cell table:style-name="Detail2.G1" office:value-type="float" office:value="8">
            <text:p text:style-name="P1">8</text:p>
          </table:table-cell>
        </table:table-row>
      </table:table>
      <table:table table:name="Cabecera_de_grupo3" table:style-name="Cabecera_5f_de_5f_grupo3">
        <table:table-column table:style-name="Cabecera_5f_de_5f_grupo3.A"/>
        <table:table-column table:style-name="Cabecera_5f_de_5f_grupo3.B"/>
        <table:table-column table:style-name="Cabecera_5f_de_5f_grupo3.C"/>
        <table:table-column table:style-name="Cabecera_5f_de_5f_grupo3.D" table:number-columns-repeated="4"/>
        <table:table-column table:style-name="Cabecera_5f_de_5f_grupo3.H"/>
        <table:table-column table:style-name="Cabecera_5f_de_5f_grupo3.I"/>
        <table:table-row table:style-name="Cabecera_5f_de_5f_grupo3.1">
          <table:table-cell table:style-name="Cabecera_5f_de_5f_grupo3.A1" table:number-columns-spanned="2" office:value-type="string">
            <text:p text:style-name="P2">nombre</text:p>
          </table:table-cell>
          <table:covered-table-cell/>
          <table:table-cell table:style-name="Cabecera_5f_de_5f_grupo3.C1" table:number-columns-spanned="6" office:value-type="string">
            <text:p text:style-name="P1">Fantasía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Cabecera_5f_de_5f_grupo3.2">
          <table:table-cell table:style-name="Cabecera_5f_de_5f_grupo3.A2" table:number-columns-spanned="9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Cabecera_5f_de_5f_grupo3.2">
          <table:table-cell table:number-columns-spanned="9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Cabecera_5f_de_5f_grupo3.1">
          <table:table-cell office:value-type="string">
            <text:p text:style-name="Standard"/>
          </table:table-cell>
          <table:table-cell table:style-name="Cabecera_5f_de_5f_grupo3.A1" table:number-columns-spanned="2" office:value-type="string">
            <text:p text:style-name="P2">Titulo</text:p>
          </table:table-cell>
          <table:covered-table-cell/>
          <table:table-cell table:style-name="Cabecera_5f_de_5f_grupo3.A1" office:value-type="string">
            <text:p text:style-name="P2">Director</text:p>
          </table:table-cell>
          <table:table-cell table:style-name="Cabecera_5f_de_5f_grupo3.A1" office:value-type="string">
            <text:p text:style-name="P2">Año</text:p>
          </table:table-cell>
          <table:table-cell table:style-name="Cabecera_5f_de_5f_grupo3.A1" office:value-type="string">
            <text:p text:style-name="P2">Formato</text:p>
          </table:table-cell>
          <table:table-cell table:style-name="Cabecera_5f_de_5f_grupo3.A1" office:value-type="string">
            <text:p text:style-name="P2">Vista</text:p>
          </table:table-cell>
          <table:table-cell table:style-name="Cabecera_5f_de_5f_grupo3.A1" table:number-columns-spanned="2" office:value-type="string">
            <text:p text:style-name="P2">Genero</text:p>
          </table:table-cell>
          <table:covered-table-cell/>
        </table:table-row>
      </table:table>
      <table:table table:name="Detail3" table:style-name="Detail3">
        <table:table-column table:style-name="Detail3.A"/>
        <table:table-column table:style-name="Detail3.B" table:number-columns-repeated="5"/>
        <table:table-column table:style-name="Detail3.G"/>
        <table:table-row table:style-name="Detail3.1">
          <table:table-cell office:value-type="string">
            <text:p text:style-name="Standard"/>
          </table:table-cell>
          <table:table-cell table:style-name="Detail3.B1" office:value-type="string">
            <text:p text:style-name="P1">La Comunidad del Anillo</text:p>
          </table:table-cell>
          <table:table-cell table:style-name="Detail3.B1" office:value-type="string">
            <text:p text:style-name="P1">Peter Jackson</text:p>
          </table:table-cell>
          <table:table-cell table:style-name="Detail3.D1" office:value-type="date" office:date-value="2001-01-01">
            <text:p text:style-name="P1">01/01/01</text:p>
          </table:table-cell>
          <table:table-cell table:style-name="Detail3.B1" office:value-type="string">
            <text:p text:style-name="P1">DVD</text:p>
          </table:table-cell>
          <table:table-cell table:style-name="Detail3.F1" office:value-type="boolean" office:boolean-value="true">
            <text:p text:style-name="P1">VERDADERO</text:p>
          </table:table-cell>
          <table:table-cell table:style-name="Detail3.G1" office:value-type="float" office:value="9">
            <text:p text:style-name="P1">9</text:p>
          </table:table-cell>
        </table:table-row>
        <table:table-row table:style-name="Detail3.1">
          <table:table-cell office:value-type="string">
            <text:p text:style-name="Standard"/>
          </table:table-cell>
          <table:table-cell table:style-name="Detail3.B1" office:value-type="string">
            <text:p text:style-name="P1">La Comunidad del Anillo</text:p>
          </table:table-cell>
          <table:table-cell table:style-name="Detail3.B1" office:value-type="string">
            <text:p text:style-name="P1">Peter Jackson</text:p>
          </table:table-cell>
          <table:table-cell table:style-name="Detail3.D1" office:value-type="date" office:date-value="2001-01-01">
            <text:p text:style-name="P1">01/01/01</text:p>
          </table:table-cell>
          <table:table-cell table:style-name="Detail3.B1" office:value-type="string">
            <text:p text:style-name="P1">DVD</text:p>
          </table:table-cell>
          <table:table-cell table:style-name="Detail3.F1" office:value-type="boolean" office:boolean-value="true">
            <text:p text:style-name="P1">VERDADERO</text:p>
          </table:table-cell>
          <table:table-cell table:style-name="Detail3.G1" office:value-type="float" office:value="9">
            <text:p text:style-name="P1">9</text:p>
          </table:table-cell>
        </table:table-row>
      </table:table>
      <table:table table:name="Cabecera_de_grupo4" table:style-name="Cabecera_5f_de_5f_grupo4">
        <table:table-column table:style-name="Cabecera_5f_de_5f_grupo4.A"/>
        <table:table-column table:style-name="Cabecera_5f_de_5f_grupo4.B"/>
        <table:table-column table:style-name="Cabecera_5f_de_5f_grupo4.C"/>
        <table:table-column table:style-name="Cabecera_5f_de_5f_grupo4.D" table:number-columns-repeated="4"/>
        <table:table-column table:style-name="Cabecera_5f_de_5f_grupo4.H"/>
        <table:table-column table:style-name="Cabecera_5f_de_5f_grupo4.I"/>
        <table:table-row table:style-name="Cabecera_5f_de_5f_grupo4.1">
          <table:table-cell table:style-name="Cabecera_5f_de_5f_grupo4.A1" table:number-columns-spanned="2" office:value-type="string">
            <text:p text:style-name="P2">nombre</text:p>
          </table:table-cell>
          <table:covered-table-cell/>
          <table:table-cell table:style-name="Cabecera_5f_de_5f_grupo4.C1" table:number-columns-spanned="6" office:value-type="string">
            <text:p text:style-name="P1">Histórico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Cabecera_5f_de_5f_grupo4.2">
          <table:table-cell table:style-name="Cabecera_5f_de_5f_grupo4.A2" table:number-columns-spanned="9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Cabecera_5f_de_5f_grupo4.2">
          <table:table-cell table:number-columns-spanned="9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Cabecera_5f_de_5f_grupo4.1">
          <table:table-cell office:value-type="string">
            <text:p text:style-name="Standard"/>
          </table:table-cell>
          <table:table-cell table:style-name="Cabecera_5f_de_5f_grupo4.A1" table:number-columns-spanned="2" office:value-type="string">
            <text:p text:style-name="P2">Titulo</text:p>
          </table:table-cell>
          <table:covered-table-cell/>
          <table:table-cell table:style-name="Cabecera_5f_de_5f_grupo4.A1" office:value-type="string">
            <text:p text:style-name="P2">Director</text:p>
          </table:table-cell>
          <table:table-cell table:style-name="Cabecera_5f_de_5f_grupo4.A1" office:value-type="string">
            <text:p text:style-name="P2">Año</text:p>
          </table:table-cell>
          <table:table-cell table:style-name="Cabecera_5f_de_5f_grupo4.A1" office:value-type="string">
            <text:p text:style-name="P2">Formato</text:p>
          </table:table-cell>
          <table:table-cell table:style-name="Cabecera_5f_de_5f_grupo4.A1" office:value-type="string">
            <text:p text:style-name="P2">Vista</text:p>
          </table:table-cell>
          <table:table-cell table:style-name="Cabecera_5f_de_5f_grupo4.A1" table:number-columns-spanned="2" office:value-type="string">
            <text:p text:style-name="P2">Genero</text:p>
          </table:table-cell>
          <table:covered-table-cell/>
        </table:table-row>
      </table:table>
      <table:table table:name="Detail4" table:style-name="Detail4">
        <table:table-column table:style-name="Detail4.A"/>
        <table:table-column table:style-name="Detail4.B" table:number-columns-repeated="5"/>
        <table:table-column table:style-name="Detail4.G"/>
        <table:table-row table:style-name="Detail4.1">
          <table:table-cell office:value-type="string">
            <text:p text:style-name="Standard"/>
          </table:table-cell>
          <table:table-cell table:style-name="Detail4.B1" office:value-type="string">
            <text:p text:style-name="P1">Gladiator</text:p>
          </table:table-cell>
          <table:table-cell table:style-name="Detail4.B1" office:value-type="string">
            <text:p text:style-name="P1">Ridley Scott</text:p>
          </table:table-cell>
          <table:table-cell table:style-name="Detail4.D1" office:value-type="date" office:date-value="2000-01-01">
            <text:p text:style-name="P1">01/01/00</text:p>
          </table:table-cell>
          <table:table-cell table:style-name="Detail4.B1" office:value-type="string">
            <text:p text:style-name="P1">DVD</text:p>
          </table:table-cell>
          <table:table-cell table:style-name="Detail4.F1" office:value-type="boolean" office:boolean-value="true">
            <text:p text:style-name="P1">VERDADERO</text:p>
          </table:table-cell>
          <table:table-cell table:style-name="Detail4.G1" office:value-type="float" office:value="3">
            <text:p text:style-name="P1">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age_5f_header0" style:display-name="Page_header0" style:family="table">
      <style:table-properties style:width="25.7cm" table:align="margins" fo:background-color="transparent">
        <style:background-image/>
      </style:table-properties>
    </style:style>
    <style:style style:name="Page_5f_header0.A" style:display-name="Page_header0.A" style:family="table-column">
      <style:table-column-properties style:column-width="25.7cm" style:rel-column-width="65535*"/>
    </style:style>
    <style:style style:name="Page_5f_header0.1" style:display-name="Page_header0.1" style:family="table-row">
      <style:table-row-properties style:row-height="3cm"/>
    </style:style>
    <style:style style:name="Page_5f_footer0" style:display-name="Page_footer0" style:family="table">
      <style:table-properties style:width="25.7cm" table:align="margins" fo:background-color="transparent">
        <style:background-image/>
      </style:table-properties>
    </style:style>
    <style:style style:name="Page_5f_footer0.A" style:display-name="Page_footer0.A" style:family="table-column">
      <style:table-column-properties style:column-width="25.7cm" style:rel-column-width="65535*"/>
    </style:style>
    <style:style style:name="Page_5f_footer0.1" style:display-name="Page_footer0.1" style:family="table-row">
      <style:table-row-properties style:row-height="3cm"/>
    </style:style>
    <style:page-layout style:name="Mpm1">
      <style:page-layout-properties fo:page-width="29.7cm" fo:page-height="21.001cm" style:num-format="1" style:paper-tray-name="[From printer settings]" style:print-orientation="landscape" fo:margin-top="2cm" fo:margin-bottom="2cm" fo:margin-left="2cm" fo:margin-right="2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cm" fo:margin-left="0cm" fo:margin-right="0cm" fo:margin-bottom="0cm" fo:border="none" fo:padding="0cm" style:shadow="none" fo:background-color="transparent" draw:fill="none" draw:fill-color="#729fcf"/>
      </style:header-style>
      <style:footer-style>
        <style:header-footer-properties svg:height="3cm" fo:margin-left="0cm" fo:margin-right="0cm" fo:margin-top="0cm" fo:border="none" fo:padding="0cm" style:shadow="none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able:table table:name="Page_header0" table:style-name="Page_5f_header0">
          <table:table-column table:style-name="Page_5f_header0.A"/>
          <table:table-row table:style-name="Page_5f_header0.1">
            <table:table-cell office:value-type="string">
              <text:p text:style-name="Standard"/>
            </table:table-cell>
          </table:table-row>
        </table:table>
      </style:header>
      <style:footer>
        <table:table table:name="Page_footer0" table:style-name="Page_5f_footer0">
          <table:table-column table:style-name="Page_5f_footer0.A"/>
          <table:table-row table:style-name="Page_5f_footer0.1">
            <table:table-cell office:value-type="string">
              <text:p text:style-name="Standard"/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4-09-18T17:28:08.233000000</dc:date>
    <meta:editing-duration>PT1M25S</meta:editing-duration>
    <meta:editing-cycles>1</meta:editing-cycles>
    <meta:document-statistic meta:table-count="14" meta:image-count="0" meta:object-count="0" meta:page-count="2" meta:paragraph-count="114" meta:word-count="149" meta:character-count="864" meta:non-whitespace-character-count="829"/>
  </office:meta>
</office:document-meta>
</file>